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33.57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fid_1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average_sifid</text:p>
          </table:table-cell>
          <table:table-cell office:value-type="string" calcext:value-type="string">
            <text:p>singan_sifid</text:p>
          </table:table-cell>
          <table:table-cell office:value-type="string" calcext:value-type="string">
            <text:p>navier_stokes_sifid</text:p>
          </table:table-cell>
          <table:table-cell office:value-type="string" calcext:value-type="string">
            <text:p>scratch_sifi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940998" calcext:value-type="float">
            <text:p>0.08940998</text:p>
          </table:table-cell>
          <table:table-cell office:value-type="float" office:value="0.0925972" calcext:value-type="float">
            <text:p>0.0925972</text:p>
          </table:table-cell>
          <table:table-cell office:value-type="float" office:value="0.09149952" calcext:value-type="float">
            <text:p>0.09149952</text:p>
          </table:table-cell>
          <table:table-cell office:value-type="float" office:value="0.045982145" calcext:value-type="float">
            <text:p>0.0459821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5808662" calcext:value-type="float">
            <text:p>0.015808662</text:p>
          </table:table-cell>
          <table:table-cell office:value-type="float" office:value="0.017800523" calcext:value-type="float">
            <text:p>0.017800523</text:p>
          </table:table-cell>
          <table:table-cell office:value-type="float" office:value="0.015783325" calcext:value-type="float">
            <text:p>0.015783325</text:p>
          </table:table-cell>
          <table:table-cell office:value-type="float" office:value="0.015224861" calcext:value-type="float">
            <text:p>0.015224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57500675" calcext:value-type="float">
            <text:p>0.0057500675</text:p>
          </table:table-cell>
          <table:table-cell office:value-type="float" office:value="0.0071632843" calcext:value-type="float">
            <text:p>0.0071632843</text:p>
          </table:table-cell>
          <table:table-cell office:value-type="float" office:value="0.005805154" calcext:value-type="float">
            <text:p>0.005805154</text:p>
          </table:table-cell>
          <table:table-cell office:value-type="float" office:value="0.005115224" calcext:value-type="float">
            <text:p>0.0051152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56514412" calcext:value-type="float">
            <text:p>0.056514412</text:p>
          </table:table-cell>
          <table:table-cell office:value-type="float" office:value="0.05916261" calcext:value-type="float">
            <text:p>0.05916261</text:p>
          </table:table-cell>
          <table:table-cell office:value-type="float" office:value="0.05904092" calcext:value-type="float">
            <text:p>0.05904092</text:p>
          </table:table-cell>
          <table:table-cell office:value-type="float" office:value="0.031570796" calcext:value-type="float">
            <text:p>0.0315707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38952965" calcext:value-type="float">
            <text:p>0.038952965</text:p>
          </table:table-cell>
          <table:table-cell office:value-type="float" office:value="0.04195784" calcext:value-type="float">
            <text:p>0.04195784</text:p>
          </table:table-cell>
          <table:table-cell office:value-type="float" office:value="0.039077923" calcext:value-type="float">
            <text:p>0.039077923</text:p>
          </table:table-cell>
          <table:table-cell office:value-type="float" office:value="0.013509947" calcext:value-type="float">
            <text:p>0.0135099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" meta:object-count="0"/>
    <meta:generator>LibreOffice/6.0.7.3$Linux_X86_64 LibreOffice_project/00m0$Build-3</meta:generator>
  </office:meta>
</office:document-meta>
</file>